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5000007FC3597DD74325F9095.png" manifest:media-type="image/png"/>
  <manifest:file-entry manifest:full-path="Pictures/10000201000007D5000007FCE979ED3D438EDF92.png" manifest:media-type="image/png"/>
  <manifest:file-entry manifest:full-path="Pictures/10000201000007D7000007FC119FEFB657D60FF8.png" manifest:media-type="image/png"/>
  <manifest:file-entry manifest:full-path="Pictures/10000201000007D5000007FC82B125751FCD4C6F.png" manifest:media-type="image/png"/>
  <manifest:file-entry manifest:full-path="Pictures/1000020100000723000007FCDEFBC071A86BE7F2.png" manifest:media-type="image/png"/>
  <manifest:file-entry manifest:full-path="Pictures/10000201000007D5000007FC82F29F6618F060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16cm" fo:min-width="0.56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822cm" fo:min-width="2.57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873cm" fo:min-width="2.572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24cm" svg:height="3.124cm" svg:x="8.344cm" svg:y="2.612cm">
          <draw:image xlink:href="Pictures/10000201000007D5000007FC3597DD74325F9095.png" xlink:type="simple" xlink:show="embed" xlink:actuate="onLoad" draw:mime-type="image/png">
            <text:p/>
          </draw:image>
        </draw:frame>
        <draw:frame draw:style-name="gr1" draw:text-style-name="P1" draw:layer="layout" svg:width="3.124cm" svg:height="3.175cm" svg:x="12.23cm" svg:y="2.587cm">
          <draw:image xlink:href="Pictures/10000201000007D5000007FCE979ED3D438EDF92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9.017cm" svg:x="4.175cm" svg:y="6.313cm">
          <draw:image xlink:href="Pictures/10000201000007D7000007FC119FEFB657D60FF8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9.906cm" svg:x="14.821cm" svg:y="5.97cm">
          <draw:image xlink:href="Pictures/1000020100000723000007FCDEFBC071A86BE7F2.png" xlink:type="simple" xlink:show="embed" xlink:actuate="onLoad" draw:mime-type="image/png">
            <text:p/>
          </draw:image>
        </draw:frame>
        <draw:custom-shape draw:style-name="gr2" draw:text-style-name="P2" draw:layer="layout" svg:width="1.118cm" svg:height="1.118cm" svg:x="5.296cm" svg:y="7.4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18cm" svg:height="1.118cm" draw:transform="rotate (-0.0523598775598295) translate (16.326cm 6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466cm" svg:y1="7.404cm" svg:x2="8.371cm" svg:y2="5.816cm">
          <text:p/>
        </draw:line>
        <draw:line draw:style-name="gr3" draw:text-style-name="P3" draw:layer="layout" svg:x1="16.284cm" svg:y1="6.889cm" svg:x2="15.354cm" svg:y2="5.78cm">
          <text:p/>
        </draw:line>
        <draw:custom-shape draw:style-name="gr4" draw:text-style-name="P2" draw:layer="layout" svg:width="3.124cm" svg:height="3.124cm" svg:x="8.344cm" svg:y="2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24cm" svg:height="3.175cm" svg:x="12.244cm" svg:y="2.5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24cm" svg:height="3.175cm" svg:x="9.039cm" svg:y="15.922cm">
          <draw:image xlink:href="Pictures/10000201000007D5000007FC82F29F6618F06039.png" xlink:type="simple" xlink:show="embed" xlink:actuate="onLoad" draw:mime-type="image/png">
            <text:p/>
          </draw:image>
        </draw:frame>
        <draw:frame draw:style-name="gr1" draw:text-style-name="P1" draw:layer="layout" svg:width="3.124cm" svg:height="3.175cm" svg:x="12.803cm" svg:y="15.922cm">
          <draw:image xlink:href="Pictures/10000201000007D5000007FC82B125751FCD4C6F.png" xlink:type="simple" xlink:show="embed" xlink:actuate="onLoad" draw:mime-type="image/png">
            <text:p/>
          </draw:image>
        </draw:frame>
        <draw:custom-shape draw:style-name="gr2" draw:text-style-name="P2" draw:layer="layout" svg:width="1.118cm" svg:height="1.118cm" svg:x="6.4cm" svg:y="14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18cm" svg:height="1.118cm" draw:transform="rotate (0.523598775598299) translate (18.148cm 14.87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24cm" svg:height="3.124cm" svg:x="9.023cm" svg:y="15.9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24cm" svg:height="3.124cm" svg:x="12.823cm" svg:y="15.94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667cm" svg:y1="15.287cm" svg:x2="8.937cm" svg:y2="15.922cm">
          <text:p/>
        </draw:line>
        <draw:line draw:style-name="gr7" draw:text-style-name="P3" draw:layer="layout" svg:x1="18.145cm" svg:y1="15.287cm" svg:x2="16.24cm" svg:y2="15.92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2T15:58:35.857000000</meta:creation-date>
    <dc:date>2022-11-02T16:52:16.456000000</dc:date>
    <meta:editing-duration>PT1M27S</meta:editing-duration>
    <meta:editing-cycles>1</meta:editing-cycles>
    <meta:generator>LibreOffice/7.1.2.2$Windows_X86_64 LibreOffice_project/8a45595d069ef5570103caea1b71cc9d82b2aae4</meta:generator>
    <meta:document-statistic meta:object-count="18"/>
  </office:meta>
</office:document-meta>
</file>